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0.2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61"/>
    <style:style style:name="ce3" style:family="table-cell" style:parent-style-name="Default" style:data-style-name="N122"/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15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 table:formula="of:=4*0.00001" office:value-type="float" office:value="0.00004" calcext:value-type="float">
            <text:p>0.00004</text:p>
          </table:table-cell>
          <table:table-cell table:number-columns-repeated="21"/>
        </table:table-row>
        <table:table-row table:style-name="ro1">
          <table:table-cell table:formula="of:=6*0.00001" office:value-type="float" office:value="0.00006" calcext:value-type="float">
            <text:p>0.00006</text:p>
          </table:table-cell>
          <table:table-cell table:number-columns-repeated="12"/>
          <table:table-cell office:value-type="string" calcext:value-type="string">
            <text:p>D A38 Aft</text:p>
          </table:table-cell>
          <table:table-cell table:number-columns-repeated="8"/>
        </table:table-row>
        <table:table-row table:style-name="ro1">
          <table:table-cell table:number-columns-repeated="13"/>
          <table:table-cell office:value-type="string" calcext:value-type="string">
            <text:p>Cycles</text:p>
          </table:table-cell>
          <table:table-cell office:value-type="string" calcext:value-type="string">
            <text:p>Crack Length</text:p>
          </table:table-cell>
          <table:table-cell/>
          <table:table-cell office:value-type="string" calcext:value-type="string">
            <text:p>Ligament Length</text:p>
          </table:table-cell>
          <table:table-cell table:number-columns-repeated="5"/>
        </table:table-row>
        <table:table-row table:style-name="ro1">
          <table:table-cell table:formula="of:=([.A1]-[.A2])/[.A2]" office:value-type="float" office:value="-0.333333333333333" calcext:value-type="float">
            <text:p>-0.3333333333</text:p>
          </table:table-cell>
          <table:table-cell table:number-columns-repeated="12"/>
          <table:table-cell office:value-type="float" office:value="135250" calcext:value-type="float">
            <text:p>135250</text:p>
          </table:table-cell>
          <table:table-cell office:value-type="float" office:value="0.2117" calcext:value-type="float">
            <text:p>0.2117</text:p>
          </table:table-cell>
          <table:table-cell table:number-columns-repeated="7"/>
        </table:table-row>
        <table:table-row table:style-name="ro1">
          <table:table-cell table:number-columns-repeated="13"/>
          <table:table-cell office:value-type="float" office:value="135460" calcext:value-type="float">
            <text:p>135460</text:p>
          </table:table-cell>
          <table:table-cell office:value-type="float" office:value="0.2117" calcext:value-type="float">
            <text:p>0.2117</text:p>
          </table:table-cell>
          <table:table-cell table:style-name="ce2" table:formula="of:=([.O5]-[.O4])/([.N5]-[.N4])" office:value-type="float" office:value="0" calcext:value-type="float">
            <text:p>0.00E+00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36000" calcext:value-type="float">
            <text:p>136000</text:p>
          </table:table-cell>
          <table:table-cell office:value-type="float" office:value="0.2337" calcext:value-type="float">
            <text:p>0.2337</text:p>
          </table:table-cell>
          <table:table-cell table:style-name="ce2" table:formula="of:=([.O6]-[.O5])/([.N6]-[.N5])" office:value-type="float" office:value="0.0000407407407407408" calcext:value-type="float">
            <text:p>4.07E-05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37500" calcext:value-type="float">
            <text:p>137500</text:p>
          </table:table-cell>
          <table:table-cell office:value-type="float" office:value="0.2461" calcext:value-type="float">
            <text:p>0.2461</text:p>
          </table:table-cell>
          <table:table-cell table:style-name="ce2" table:formula="of:=([.O7]-[.O6])/([.N7]-[.N6])" office:value-type="float" office:value="0.00000826666666666666" calcext:value-type="float">
            <text:p>8.27E-06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37600" calcext:value-type="float">
            <text:p>137600</text:p>
          </table:table-cell>
          <table:table-cell office:value-type="float" office:value="0.2448" calcext:value-type="float">
            <text:p>0.2448</text:p>
          </table:table-cell>
          <table:table-cell table:style-name="ce2" table:formula="of:=([.O8]-[.O7])/([.N8]-[.N7])" office:value-type="float" office:value="-0.000013" calcext:value-type="float">
            <text:p>-1.30E-05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38000" calcext:value-type="float">
            <text:p>138000</text:p>
          </table:table-cell>
          <table:table-cell office:value-type="float" office:value="0.2905" calcext:value-type="float">
            <text:p>0.2905</text:p>
          </table:table-cell>
          <table:table-cell table:style-name="ce2" table:formula="of:=([.O9]-[.O8])/([.N9]-[.N8])" office:value-type="float" office:value="0.00011425" calcext:value-type="float">
            <text:p>1.14E-04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38500" calcext:value-type="float">
            <text:p>138500</text:p>
          </table:table-cell>
          <table:table-cell office:value-type="float" office:value="0.2458" calcext:value-type="float">
            <text:p>0.2458</text:p>
          </table:table-cell>
          <table:table-cell table:style-name="ce2" table:formula="of:=([.O10]-[.O9])/([.N10]-[.N9])" office:value-type="float" office:value="-0.0000894" calcext:value-type="float">
            <text:p>-8.94E-05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39000" calcext:value-type="float">
            <text:p>139000</text:p>
          </table:table-cell>
          <table:table-cell office:value-type="float" office:value="0.2777" calcext:value-type="float">
            <text:p>0.2777</text:p>
          </table:table-cell>
          <table:table-cell table:style-name="ce2" table:formula="of:=([.O11]-[.O10])/([.N11]-[.N10])" office:value-type="float" office:value="0.0000638" calcext:value-type="float">
            <text:p>6.38E-05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39500" calcext:value-type="float">
            <text:p>139500</text:p>
          </table:table-cell>
          <table:table-cell office:value-type="float" office:value="0.2588" calcext:value-type="float">
            <text:p>0.2588</text:p>
          </table:table-cell>
          <table:table-cell table:style-name="ce2" table:formula="of:=([.O12]-[.O11])/([.N12]-[.N11])" office:value-type="float" office:value="-0.0000377999999999999" calcext:value-type="float">
            <text:p>-3.78E-05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40000" calcext:value-type="float">
            <text:p>140000</text:p>
          </table:table-cell>
          <table:table-cell office:value-type="float" office:value="0.2117" calcext:value-type="float">
            <text:p>0.2117</text:p>
          </table:table-cell>
          <table:table-cell table:style-name="ce2" table:formula="of:=([.O13]-[.O12])/([.N13]-[.N12])" office:value-type="float" office:value="-0.0000942000000000001" calcext:value-type="float">
            <text:p>-9.42E-05</text:p>
          </table:table-cell>
          <table:table-cell/>
          <table:table-cell table:style-name="ce3"/>
          <table:table-cell table:number-columns-repeated="4"/>
        </table:table-row>
        <table:table-row table:style-name="ro1">
          <table:table-cell table:number-columns-repeated="13"/>
          <table:table-cell office:value-type="float" office:value="140500" calcext:value-type="float">
            <text:p>140500</text:p>
          </table:table-cell>
          <table:table-cell office:value-type="float" office:value="0.2801" calcext:value-type="float">
            <text:p>0.2801</text:p>
          </table:table-cell>
          <table:table-cell table:style-name="ce2" table:formula="of:=([.O14]-[.O13])/([.N14]-[.N13])" office:value-type="float" office:value="0.0001368" calcext:value-type="float">
            <text:p>1.37E-04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41000" calcext:value-type="float">
            <text:p>141000</text:p>
          </table:table-cell>
          <table:table-cell office:value-type="float" office:value="0.2955" calcext:value-type="float">
            <text:p>0.2955</text:p>
          </table:table-cell>
          <table:table-cell table:style-name="ce2" table:formula="of:=([.O15]-[.O14])/([.N15]-[.N14])" office:value-type="float" office:value="0.0000308" calcext:value-type="float">
            <text:p>3.08E-05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41500" calcext:value-type="float">
            <text:p>141500</text:p>
          </table:table-cell>
          <table:table-cell office:value-type="float" office:value="0.3849" calcext:value-type="float">
            <text:p>0.3849</text:p>
          </table:table-cell>
          <table:table-cell table:style-name="ce2" table:formula="of:=([.O16]-[.O15])/([.N16]-[.N15])" office:value-type="float" office:value="0.0001788" calcext:value-type="float">
            <text:p>1.79E-04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41700" calcext:value-type="float">
            <text:p>141700</text:p>
          </table:table-cell>
          <table:table-cell office:value-type="float" office:value="0.4659" calcext:value-type="float">
            <text:p>0.4659</text:p>
          </table:table-cell>
          <table:table-cell table:style-name="ce2" table:formula="of:=([.O17]-[.O16])/([.N17]-[.N16])" office:value-type="float" office:value="0.000405" calcext:value-type="float">
            <text:p>4.05E-04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41750" calcext:value-type="float">
            <text:p>141750</text:p>
          </table:table-cell>
          <table:table-cell office:value-type="float" office:value="0.5001" calcext:value-type="float">
            <text:p>0.5001</text:p>
          </table:table-cell>
          <table:table-cell table:style-name="ce2" table:formula="of:=([.O18]-[.O17])/([.N18]-[.N17])" office:value-type="float" office:value="0.000683999999999999" calcext:value-type="float">
            <text:p>6.84E-04</text:p>
          </table:table-cell>
          <table:table-cell table:number-columns-repeated="6"/>
        </table:table-row>
        <table:table-row table:style-name="ro1">
          <table:table-cell table:number-columns-repeated="13"/>
          <table:table-cell office:value-type="float" office:value="141770" calcext:value-type="float">
            <text:p>141770</text:p>
          </table:table-cell>
          <table:table-cell/>
          <table:table-cell table:style-name="ce2" table:formula="of:=([.O19]-[.O18])/([.N19]-[.N18])" office:value-type="float" office:value="-0.025005" calcext:value-type="float">
            <text:p>-2.50E-02</text:p>
          </table:table-cell>
          <table:table-cell table:number-columns-repeated="6"/>
        </table:table-row>
        <table:table-row table:style-name="ro1">
          <table:table-cell table:number-columns-repeated="22"/>
        </table:table-row>
        <table:table-row table:style-name="ro1">
          <table:table-cell table:number-columns-repeated="18"/>
          <table:table-cell office:value-type="string" calcext:value-type="string">
            <text:p>D A36 AFT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string" calcext:value-type="string">
            <text:p>D A36 FWD</text:p>
          </table:table-cell>
          <table:table-cell office:value-type="string" calcext:value-type="string">
            <text:p>Crack Length</text:p>
          </table:table-cell>
          <table:table-cell office:value-type="string" calcext:value-type="string">
            <text:p>Ligament Length</text:p>
          </table:table-cell>
          <table:table-cell office:value-type="string" calcext:value-type="string">
            <text:p>delta cl</text:p>
          </table:table-cell>
          <table:table-cell office:value-type="string" calcext:value-type="string">
            <text:p>delta ll</text:p>
          </table:table-cell>
          <table:table-cell office:value-type="string" calcext:value-type="string">
            <text:p>Crack Length</text:p>
          </table:table-cell>
          <table:table-cell office:value-type="string" calcext:value-type="string">
            <text:p>Ligament</text:p>
          </table:table-cell>
          <table:table-cell office:value-type="string" calcext:value-type="string">
            <text:p>delta cl</text:p>
          </table:table-cell>
          <table:table-cell office:value-type="string" calcext:value-type="string">
            <text:p>delta ll</text:p>
          </table:table-cell>
        </table:table-row>
        <table:table-row table:style-name="ro1">
          <table:table-cell table:number-columns-repeated="13"/>
          <table:table-cell office:value-type="float" office:value="120000" calcext:value-type="float">
            <text:p>120000</text:p>
          </table:table-cell>
          <table:table-cell table:number-columns-repeated="2" office:value-type="float" office:value="0.134" calcext:value-type="float">
            <text:p>0.134</text:p>
          </table:table-cell>
          <table:table-cell table:number-columns-repeated="2"/>
          <table:table-cell table:number-columns-repeated="2" office:value-type="float" office:value="0.134" calcext:value-type="float">
            <text:p>0.134</text:p>
          </table:table-cell>
          <table:table-cell table:number-columns-repeated="2"/>
        </table:table-row>
        <table:table-row table:style-name="ro1">
          <table:table-cell table:number-columns-repeated="13"/>
          <table:table-cell office:value-type="float" office:value="141500" calcext:value-type="float">
            <text:p>141500</text:p>
          </table:table-cell>
          <table:table-cell office:value-type="float" office:value="0.134" calcext:value-type="float">
            <text:p>0.134</text:p>
          </table:table-cell>
          <table:table-cell office:value-type="float" office:value="0.7358" calcext:value-type="float">
            <text:p>0.7358</text:p>
          </table:table-cell>
          <table:table-cell table:formula="of:=([.P24]-[.P23])/([.$N24]-[.$N23])" office:value-type="float" office:value="0.0000279906976744186" calcext:value-type="float">
            <text:p>2.79906976744186E-05</text:p>
          </table:table-cell>
          <table:table-cell table:formula="of:=([.Q24]-[.Q23])/([.$N24]-[.$N23])" office:value-type="float" office:value="0.00000000130189291508924" calcext:value-type="float">
            <text:p>1.30189291508924E-09</text:p>
          </table:table-cell>
          <table:table-cell office:value-type="float" office:value="0.1537" calcext:value-type="float">
            <text:p>0.1537</text:p>
          </table:table-cell>
          <table:table-cell office:value-type="float" office:value="0.7351" calcext:value-type="float">
            <text:p>0.7351</text:p>
          </table:table-cell>
          <table:table-cell table:formula="of:=([.T24]-[.T23])/([.$N24]-[.$N23])" office:value-type="float" office:value="0.0000279581395348837" calcext:value-type="float">
            <text:p>2.79581395348837E-05</text:p>
          </table:table-cell>
          <table:table-cell table:formula="of:=([.U24]-[.U23])/([.$N24]-[.$N23])" office:value-type="float" office:value="0.00000000130037858301785" calcext:value-type="float">
            <text:p>1.30037858301785E-09</text:p>
          </table:table-cell>
        </table:table-row>
        <table:table-row table:style-name="ro1">
          <table:table-cell table:number-columns-repeated="13"/>
          <table:table-cell office:value-type="float" office:value="141750" calcext:value-type="float">
            <text:p>141750</text:p>
          </table:table-cell>
          <table:table-cell office:value-type="float" office:value="0.134" calcext:value-type="float">
            <text:p>0.134</text:p>
          </table:table-cell>
          <table:table-cell office:value-type="float" office:value="0.7358" calcext:value-type="float">
            <text:p>0.7358</text:p>
          </table:table-cell>
          <table:table-cell table:formula="of:=([.P25]-[.P24])/([.$N25]-[.$N24])" office:value-type="float" office:value="0" calcext:value-type="float">
            <text:p>0</text:p>
          </table:table-cell>
          <table:table-cell table:formula="of:=([.Q25]-[.Q24])/([.$N25]-[.$N24])" office:value-type="float" office:value="-0.000000111962790697674" calcext:value-type="float">
            <text:p>-0.000000112</text:p>
          </table:table-cell>
          <table:table-cell office:value-type="float" office:value="0.178" calcext:value-type="float">
            <text:p>0.178</text:p>
          </table:table-cell>
          <table:table-cell office:value-type="float" office:value="0.7108" calcext:value-type="float">
            <text:p>0.7108</text:p>
          </table:table-cell>
          <table:table-cell table:formula="of:=([.T25]-[.T24])/([.$N25]-[.$N24])" office:value-type="float" office:value="-0.0000972000000000004" calcext:value-type="float">
            <text:p>-0.0000972</text:p>
          </table:table-cell>
          <table:table-cell table:formula="of:=([.U25]-[.U24])/([.$N25]-[.$N24])" office:value-type="float" office:value="-0.000000500632558139537" calcext:value-type="float">
            <text:p>-5.00632558139537E-07</text:p>
          </table:table-cell>
        </table:table-row>
        <table:table-row table:style-name="ro1">
          <table:table-cell table:number-columns-repeated="13"/>
          <table:table-cell office:value-type="float" office:value="141770" calcext:value-type="float">
            <text:p>141770</text:p>
          </table:table-cell>
          <table:table-cell office:value-type="float" office:value="0.1777" calcext:value-type="float">
            <text:p>0.1777</text:p>
          </table:table-cell>
          <table:table-cell office:value-type="float" office:value="0.6921" calcext:value-type="float">
            <text:p>0.6921</text:p>
          </table:table-cell>
          <table:table-cell table:formula="of:=([.P26]-[.P25])/([.$N26]-[.$N25])" office:value-type="float" office:value="-0.002185" calcext:value-type="float">
            <text:p>-0.002185</text:p>
          </table:table-cell>
          <table:table-cell table:formula="of:=([.Q26]-[.Q25])/([.$N26]-[.$N25])" office:value-type="float" office:value="-0.00010925" calcext:value-type="float">
            <text:p>-0.00010925</text:p>
          </table:table-cell>
          <table:table-cell office:value-type="float" office:value="0.1765" calcext:value-type="float">
            <text:p>0.1765</text:p>
          </table:table-cell>
          <table:table-cell office:value-type="float" office:value="0.7123" calcext:value-type="float">
            <text:p>0.7123</text:p>
          </table:table-cell>
          <table:table-cell table:formula="of:=([.T26]-[.T25])/([.$N26]-[.$N25])" office:value-type="float" office:value="0.0000750000000000028" calcext:value-type="float">
            <text:p>0.000075</text:p>
          </table:table-cell>
          <table:table-cell table:formula="of:=([.U26]-[.U25])/([.$N26]-[.$N25])" office:value-type="float" office:value="0.00000861000000000016" calcext:value-type="float">
            <text:p>0.00000861</text:p>
          </table:table-cell>
        </table:table-row>
        <table:table-row table:style-name="ro1" table:number-rows-repeated="2">
          <table:table-cell table:number-columns-repeated="22"/>
        </table:table-row>
        <table:table-row table:style-name="ro1">
          <table:table-cell table:number-columns-repeated="13"/>
          <table:table-cell office:value-type="string" calcext:value-type="string">
            <text:p>D A40 FWD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delta cl</text:p>
          </table:table-cell>
          <table:table-cell office:value-type="string" calcext:value-type="string">
            <text:p>delta ll</text:p>
          </table:table-cell>
          <table:table-cell office:value-type="string" calcext:value-type="string">
            <text:p>D 40 AFT CL</text:p>
          </table:table-cell>
          <table:table-cell office:value-type="string" calcext:value-type="string">
            <text:p>LL</text:p>
          </table:table-cell>
          <table:table-cell office:value-type="string" calcext:value-type="string">
            <text:p>delta cl</text:p>
          </table:table-cell>
          <table:table-cell office:value-type="string" calcext:value-type="string">
            <text:p>delta ll</text:p>
          </table:table-cell>
        </table:table-row>
        <table:table-row table:style-name="ro1">
          <table:table-cell table:number-columns-repeated="13"/>
          <table:table-cell office:value-type="float" office:value="120000" calcext:value-type="float">
            <text:p>120000</text:p>
          </table:table-cell>
          <table:table-cell office:value-type="float" office:value="0.134" calcext:value-type="float">
            <text:p>0.134</text:p>
          </table:table-cell>
          <table:table-cell table:number-columns-repeated="3"/>
          <table:table-cell office:value-type="float" office:value="0.134" calcext:value-type="float">
            <text:p>0.134</text:p>
          </table:table-cell>
          <table:table-cell table:number-columns-repeated="3"/>
        </table:table-row>
        <table:table-row table:style-name="ro1">
          <table:table-cell table:number-columns-repeated="13"/>
          <table:table-cell office:value-type="float" office:value="136000" calcext:value-type="float">
            <text:p>136000</text:p>
          </table:table-cell>
          <table:table-cell office:value-type="float" office:value="0.2248" calcext:value-type="float">
            <text:p>0.2248</text:p>
          </table:table-cell>
          <table:table-cell office:value-type="float" office:value="0.7989" calcext:value-type="float">
            <text:p>0.7989</text:p>
          </table:table-cell>
          <table:table-cell table:style-name="ce3" table:formula="of:=([.O31]-[.O30])/([.$N31]-[.$N30])" office:value-type="float" office:value="0.000005675" calcext:value-type="float">
            <text:p>5.675E-06</text:p>
          </table:table-cell>
          <table:table-cell/>
          <table:table-cell office:value-type="float" office:value="0.2981" calcext:value-type="float">
            <text:p>0.2981</text:p>
          </table:table-cell>
          <table:table-cell/>
          <table:table-cell table:style-name="ce3" table:formula="of:=([.S31]-[.S30])/([.$N31]-[.$N30])" office:value-type="float" office:value="0.00001025625" calcext:value-type="float">
            <text:p>1.026E-0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37500" calcext:value-type="float">
            <text:p>137500</text:p>
          </table:table-cell>
          <table:table-cell office:value-type="float" office:value="0.307" calcext:value-type="float">
            <text:p>0.307</text:p>
          </table:table-cell>
          <table:table-cell office:value-type="float" office:value="0.7168" calcext:value-type="float">
            <text:p>0.7168</text:p>
          </table:table-cell>
          <table:table-cell table:style-name="ce3" table:formula="of:=([.O32]-[.O31])/([.$N32]-[.$N31])" office:value-type="float" office:value="0.0000548" calcext:value-type="float">
            <text:p>5.480E-05</text:p>
          </table:table-cell>
          <table:table-cell/>
          <table:table-cell office:value-type="float" office:value="0.3142" calcext:value-type="float">
            <text:p>0.3142</text:p>
          </table:table-cell>
          <table:table-cell/>
          <table:table-cell table:style-name="ce3" table:formula="of:=([.S32]-[.S31])/([.$N32]-[.$N31])" office:value-type="float" office:value="0.0000107333333333333" calcext:value-type="float">
            <text:p>1.073E-0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37600" calcext:value-type="float">
            <text:p>137600</text:p>
          </table:table-cell>
          <table:table-cell office:value-type="float" office:value="0.2903" calcext:value-type="float">
            <text:p>0.2903</text:p>
          </table:table-cell>
          <table:table-cell office:value-type="float" office:value="0.7335" calcext:value-type="float">
            <text:p>0.7335</text:p>
          </table:table-cell>
          <table:table-cell table:style-name="ce3" table:formula="of:=([.O33]-[.O32])/([.$N33]-[.$N32])" office:value-type="float" office:value="-0.000167" calcext:value-type="float">
            <text:p>-1.670E-04</text:p>
          </table:table-cell>
          <table:table-cell/>
          <table:table-cell office:value-type="float" office:value="0.3322" calcext:value-type="float">
            <text:p>0.3322</text:p>
          </table:table-cell>
          <table:table-cell/>
          <table:table-cell table:style-name="ce3" table:formula="of:=([.S33]-[.S32])/([.$N33]-[.$N32])" office:value-type="float" office:value="0.00018" calcext:value-type="float">
            <text:p>1.800E-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38000" calcext:value-type="float">
            <text:p>138000</text:p>
          </table:table-cell>
          <table:table-cell office:value-type="float" office:value="0.31" calcext:value-type="float">
            <text:p>0.31</text:p>
          </table:table-cell>
          <table:table-cell office:value-type="float" office:value="0.7138" calcext:value-type="float">
            <text:p>0.7138</text:p>
          </table:table-cell>
          <table:table-cell table:style-name="ce3" table:formula="of:=([.O34]-[.O33])/([.$N34]-[.$N33])" office:value-type="float" office:value="0.00004925" calcext:value-type="float">
            <text:p>4.925E-05</text:p>
          </table:table-cell>
          <table:table-cell/>
          <table:table-cell office:value-type="float" office:value="0.3536" calcext:value-type="float">
            <text:p>0.3536</text:p>
          </table:table-cell>
          <table:table-cell/>
          <table:table-cell table:style-name="ce3" table:formula="of:=([.S34]-[.S33])/([.$N34]-[.$N33])" office:value-type="float" office:value="0.0000535000000000001" calcext:value-type="float">
            <text:p>5.350E-0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38500" calcext:value-type="float">
            <text:p>138500</text:p>
          </table:table-cell>
          <table:table-cell office:value-type="float" office:value="0.3514" calcext:value-type="float">
            <text:p>0.3514</text:p>
          </table:table-cell>
          <table:table-cell office:value-type="float" office:value="0.6697" calcext:value-type="float">
            <text:p>0.6697</text:p>
          </table:table-cell>
          <table:table-cell table:style-name="ce3" table:formula="of:=([.O35]-[.O34])/([.$N35]-[.$N34])" office:value-type="float" office:value="0.0000828" calcext:value-type="float">
            <text:p>8.280E-05</text:p>
          </table:table-cell>
          <table:table-cell/>
          <table:table-cell office:value-type="float" office:value="0.3697" calcext:value-type="float">
            <text:p>0.3697</text:p>
          </table:table-cell>
          <table:table-cell/>
          <table:table-cell table:style-name="ce3" table:formula="of:=([.S35]-[.S34])/([.$N35]-[.$N34])" office:value-type="float" office:value="0.0000322" calcext:value-type="float">
            <text:p>3.220E-0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39000" calcext:value-type="float">
            <text:p>139000</text:p>
          </table:table-cell>
          <table:table-cell office:value-type="float" office:value="0.4309" calcext:value-type="float">
            <text:p>0.4309</text:p>
          </table:table-cell>
          <table:table-cell office:value-type="float" office:value="0.5929" calcext:value-type="float">
            <text:p>0.5929</text:p>
          </table:table-cell>
          <table:table-cell table:style-name="ce3" table:formula="of:=([.O36]-[.O35])/([.$N36]-[.$N35])" office:value-type="float" office:value="0.000159" calcext:value-type="float">
            <text:p>1.590E-04</text:p>
          </table:table-cell>
          <table:table-cell/>
          <table:table-cell office:value-type="float" office:value="0.3785" calcext:value-type="float">
            <text:p>0.3785</text:p>
          </table:table-cell>
          <table:table-cell/>
          <table:table-cell table:style-name="ce3" table:formula="of:=([.S36]-[.S35])/([.$N36]-[.$N35])" office:value-type="float" office:value="0.0000175999999999999" calcext:value-type="float">
            <text:p>1.760E-0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39500" calcext:value-type="float">
            <text:p>139500</text:p>
          </table:table-cell>
          <table:table-cell office:value-type="float" office:value="0.4353" calcext:value-type="float">
            <text:p>0.4353</text:p>
          </table:table-cell>
          <table:table-cell office:value-type="float" office:value="0.5885" calcext:value-type="float">
            <text:p>0.5885</text:p>
          </table:table-cell>
          <table:table-cell table:style-name="ce3" table:formula="of:=([.O37]-[.O36])/([.$N37]-[.$N36])" office:value-type="float" office:value="0.00000880000000000003" calcext:value-type="float">
            <text:p>8.800E-06</text:p>
          </table:table-cell>
          <table:table-cell/>
          <table:table-cell office:value-type="float" office:value="0.4031" calcext:value-type="float">
            <text:p>0.4031</text:p>
          </table:table-cell>
          <table:table-cell/>
          <table:table-cell table:style-name="ce3" table:formula="of:=([.S37]-[.S36])/([.$N37]-[.$N36])" office:value-type="float" office:value="0.0000492" calcext:value-type="float">
            <text:p>4.920E-0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0000" calcext:value-type="float">
            <text:p>140000</text:p>
          </table:table-cell>
          <table:table-cell office:value-type="float" office:value="0.4575" calcext:value-type="float">
            <text:p>0.4575</text:p>
          </table:table-cell>
          <table:table-cell office:value-type="float" office:value="0.5662" calcext:value-type="float">
            <text:p>0.5662</text:p>
          </table:table-cell>
          <table:table-cell table:style-name="ce3" table:formula="of:=([.O38]-[.O37])/([.$N38]-[.$N37])" office:value-type="float" office:value="0.0000444" calcext:value-type="float">
            <text:p>4.440E-05</text:p>
          </table:table-cell>
          <table:table-cell/>
          <table:table-cell office:value-type="float" office:value="0.4502" calcext:value-type="float">
            <text:p>0.4502</text:p>
          </table:table-cell>
          <table:table-cell/>
          <table:table-cell table:style-name="ce3" table:formula="of:=([.S38]-[.S37])/([.$N38]-[.$N37])" office:value-type="float" office:value="0.0000942000000000001" calcext:value-type="float">
            <text:p>9.420E-0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0500" calcext:value-type="float">
            <text:p>140500</text:p>
          </table:table-cell>
          <table:table-cell office:value-type="float" office:value="0.5458" calcext:value-type="float">
            <text:p>0.5458</text:p>
          </table:table-cell>
          <table:table-cell office:value-type="float" office:value="0.478" calcext:value-type="float">
            <text:p>0.478</text:p>
          </table:table-cell>
          <table:table-cell table:style-name="ce3" table:formula="of:=([.O39]-[.O38])/([.$N39]-[.$N38])" office:value-type="float" office:value="0.0001766" calcext:value-type="float">
            <text:p>1.766E-04</text:p>
          </table:table-cell>
          <table:table-cell/>
          <table:table-cell office:value-type="float" office:value="0.4986" calcext:value-type="float">
            <text:p>0.4986</text:p>
          </table:table-cell>
          <table:table-cell/>
          <table:table-cell table:style-name="ce3" table:formula="of:=([.S39]-[.S38])/([.$N39]-[.$N38])" office:value-type="float" office:value="0.0000968" calcext:value-type="float">
            <text:p>9.680E-05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1000" calcext:value-type="float">
            <text:p>141000</text:p>
          </table:table-cell>
          <table:table-cell office:value-type="float" office:value="0.5634" calcext:value-type="float">
            <text:p>0.5634</text:p>
          </table:table-cell>
          <table:table-cell office:value-type="float" office:value="0.4604" calcext:value-type="float">
            <text:p>0.4604</text:p>
          </table:table-cell>
          <table:table-cell table:style-name="ce3" table:formula="of:=([.O40]-[.O39])/([.$N40]-[.$N39])" office:value-type="float" office:value="0.0000351999999999999" calcext:value-type="float">
            <text:p>3.520E-05</text:p>
          </table:table-cell>
          <table:table-cell/>
          <table:table-cell office:value-type="float" office:value="0.6063" calcext:value-type="float">
            <text:p>0.6063</text:p>
          </table:table-cell>
          <table:table-cell/>
          <table:table-cell table:style-name="ce3" table:formula="of:=([.S40]-[.S39])/([.$N40]-[.$N39])" office:value-type="float" office:value="0.0002154" calcext:value-type="float">
            <text:p>2.154E-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1150" calcext:value-type="float">
            <text:p>141150</text:p>
          </table:table-cell>
          <table:table-cell office:value-type="float" office:value="0.5882" calcext:value-type="float">
            <text:p>0.5882</text:p>
          </table:table-cell>
          <table:table-cell office:value-type="float" office:value="0.4355" calcext:value-type="float">
            <text:p>0.4355</text:p>
          </table:table-cell>
          <table:table-cell table:style-name="ce3" table:formula="of:=([.O41]-[.O40])/([.$N41]-[.$N40])" office:value-type="float" office:value="0.000165333333333334" calcext:value-type="float">
            <text:p>1.653E-04</text:p>
          </table:table-cell>
          <table:table-cell/>
          <table:table-cell office:value-type="float" office:value="0.6408" calcext:value-type="float">
            <text:p>0.6408</text:p>
          </table:table-cell>
          <table:table-cell/>
          <table:table-cell table:style-name="ce3" table:formula="of:=([.S41]-[.S40])/([.$N41]-[.$N40])" office:value-type="float" office:value="0.00023" calcext:value-type="float">
            <text:p>2.300E-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1228" calcext:value-type="float">
            <text:p>141228</text:p>
          </table:table-cell>
          <table:table-cell office:value-type="float" office:value="0.6635" calcext:value-type="float">
            <text:p>0.6635</text:p>
          </table:table-cell>
          <table:table-cell office:value-type="float" office:value="0.3603" calcext:value-type="float">
            <text:p>0.3603</text:p>
          </table:table-cell>
          <table:table-cell table:style-name="ce3" table:formula="of:=([.O42]-[.O41])/([.$N42]-[.$N41])" office:value-type="float" office:value="0.000965384615384614" calcext:value-type="float">
            <text:p>9.654E-04</text:p>
          </table:table-cell>
          <table:table-cell/>
          <table:table-cell office:value-type="float" office:value="0.6886" calcext:value-type="float">
            <text:p>0.6886</text:p>
          </table:table-cell>
          <table:table-cell/>
          <table:table-cell table:style-name="ce3" table:formula="of:=([.S42]-[.S41])/([.$N42]-[.$N41])" office:value-type="float" office:value="0.000612820512820512" calcext:value-type="float">
            <text:p>6.128E-04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1229" calcext:value-type="float">
            <text:p>141229</text:p>
          </table:table-cell>
          <table:table-cell table:style-name="ce1" office:value-type="float" office:value="0.6635" calcext:value-type="float">
            <text:p>0.6635</text:p>
          </table:table-cell>
          <table:table-cell office:value-type="float" office:value="0.3603" calcext:value-type="float">
            <text:p>0.3603</text:p>
          </table:table-cell>
          <table:table-cell table:style-name="ce3" table:formula="of:=([.O43]-[.O42])/([.$N43]-[.$N42])" office:value-type="float" office:value="0" calcext:value-type="float">
            <text:p>0.000E+00</text:p>
          </table:table-cell>
          <table:table-cell/>
          <table:table-cell office:value-type="float" office:value="0.7577" calcext:value-type="float">
            <text:p>0.7577</text:p>
          </table:table-cell>
          <table:table-cell/>
          <table:table-cell table:style-name="ce3" table:formula="of:=([.S43]-[.S42])/([.$N43]-[.$N42])" office:value-type="float" office:value="0.0691" calcext:value-type="float">
            <text:p>6.910E-02</text:p>
          </table:table-cell>
          <table:table-cell/>
        </table:table-row>
        <table:table-row table:style-name="ro1">
          <table:table-cell table:number-columns-repeated="13"/>
          <table:table-cell office:value-type="float" office:value="141350" calcext:value-type="float">
            <text:p>141350</text:p>
          </table:table-cell>
          <table:table-cell office:value-type="float" office:value="0.6468" calcext:value-type="float">
            <text:p>0.6468</text:p>
          </table:table-cell>
          <table:table-cell office:value-type="float" office:value="0.3769" calcext:value-type="float">
            <text:p>0.3769</text:p>
          </table:table-cell>
          <table:table-cell table:style-name="ce3" table:formula="of:=([.O44]-[.O43])/([.$N44]-[.$N43])" office:value-type="float" office:value="-0.000138016528925619" calcext:value-type="float">
            <text:p>-1.380E-04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float" office:value="141485" calcext:value-type="float">
            <text:p>141485</text:p>
          </table:table-cell>
          <table:table-cell office:value-type="float" office:value="0.7707" calcext:value-type="float">
            <text:p>0.7707</text:p>
          </table:table-cell>
          <table:table-cell office:value-type="float" office:value="0.253" calcext:value-type="float">
            <text:p>0.253</text:p>
          </table:table-cell>
          <table:table-cell table:style-name="ce3" table:formula="of:=([.O45]-[.O44])/([.$N45]-[.$N44])" office:value-type="float" office:value="0.000917777777777778" calcext:value-type="float">
            <text:p>9.178E-04</text:p>
          </table:table-cell>
          <table:table-cell table:number-columns-repeated="3"/>
          <table:table-cell table:formula="of:=([.O39]-[.O31])/([.N39]-[.N31])" office:value-type="float" office:value="0.0000713333333333333" calcext:value-type="float">
            <text:p>7.13333333333333E-0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01">00/00/0000</text:date>, <text:time style:data-style-name="N2" text:time-value="18:08:46.2523255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7T15:59:46.240414412</meta:creation-date>
    <dc:date>2017-08-01T15:13:09.363467844</dc:date>
    <meta:editing-duration>PT21H15M24S</meta:editing-duration>
    <meta:editing-cycles>7</meta:editing-cycles>
    <meta:generator>LibreOffice/5.1.6.2$Linux_X86_64 LibreOffice_project/10m0$Build-2</meta:generator>
    <meta:document-statistic meta:table-count="1" meta:cell-count="194" meta:object-count="0"/>
  </office:meta>
</office:document-meta>
</file>